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1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Výsledky_20_k_20_odeslání">
      <style:table-properties table:display="true" style:writing-mode="lr-tb"/>
    </style:style>
    <style:style style:name="ce1" style:family="table-cell" style:parent-style-name="Default" style:data-style-name="N1011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4" style:family="table-cell" style:parent-style-name="Excel_20_Built-in_20_Explanatory_20_Tex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Explanatory_20_Tex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Explanatory_20_Tex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00" style:rotation-align="none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3" style:family="table-cell" style:parent-style-name="Excel_20_Built-in_20_Explanatory_20_Tex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Explanatory_20_Tex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ýsledky k odeslání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9.7. - 30.7.2019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2"/>
          <table:table-cell table:style-name="ce11"/>
          <table:table-cell table:style-name="ce19" office:value-type="string" calcext:value-type="string">
            <text:p>odpary</text:p>
          </table:table-cell>
          <table:table-cell table:style-name="ce25" office:value-type="string" calcext:value-type="string">
            <text:p>nejistota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12"/>
          <table:table-cell table:style-name="ce20" office:value-type="string" calcext:value-type="string">
            <text:p>analytu [MG]</text:p>
          </table:table-cell>
          <table:table-cell table:style-name="ce26" office:value-type="string" calcext:value-type="string">
            <text:p>[MG]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023" calcext:value-type="float">
            <text:p>4023</text:p>
          </table:table-cell>
          <table:table-cell table:style-name="ce13" office:value-type="string" calcext:value-type="string">
            <text:p>MCH</text:p>
          </table:table-cell>
          <table:table-cell table:style-name="ce21" office:value-type="float" office:value="226.337363041287" calcext:value-type="float">
            <text:p>226,3</text:p>
          </table:table-cell>
          <table:table-cell table:style-name="ce27" office:value-type="float" office:value="4.52674726082574" calcext:value-type="float">
            <text:p>4,5</text:p>
          </table:table-cell>
          <table:table-cell/>
          <table:table-cell office:value-type="string" calcext:value-type="string">
            <text:p>MCH</text:p>
          </table:table-cell>
          <table:table-cell table:formula="of:=SUM([.D5:.D8])" office:value-type="float" office:value="894.335683543965" calcext:value-type="float">
            <text:p>894,335683543965</text:p>
          </table:table-cell>
          <table:table-cell table:formula="of:=SQRT([.E5]^2+[.E6]^2+[.E7]^2+[.E8]^2)" office:value-type="float" office:value="8.94426238317421" calcext:value-type="float">
            <text:p>8,944262383174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24" calcext:value-type="float">
            <text:p>4024</text:p>
          </table:table-cell>
          <table:table-cell table:style-name="ce13" office:value-type="string" calcext:value-type="string">
            <text:p>MCH</text:p>
          </table:table-cell>
          <table:table-cell table:style-name="ce22" office:value-type="float" office:value="218.195222433064" calcext:value-type="float">
            <text:p>218,2</text:p>
          </table:table-cell>
          <table:table-cell table:style-name="ce28" office:value-type="float" office:value="4.36390444866128" calcext:value-type="float">
            <text:p>4,4</text:p>
          </table:table-cell>
          <table:table-cell/>
          <table:table-cell office:value-type="string" calcext:value-type="string">
            <text:p>MD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4025" calcext:value-type="float">
            <text:p>4025</text:p>
          </table:table-cell>
          <table:table-cell table:style-name="ce13" office:value-type="string" calcext:value-type="string">
            <text:p>MCH</text:p>
          </table:table-cell>
          <table:table-cell table:style-name="ce23" office:value-type="float" office:value="225.350675995728" calcext:value-type="float">
            <text:p>225,4</text:p>
          </table:table-cell>
          <table:table-cell table:style-name="ce28" office:value-type="float" office:value="4.50701351991455" calcext:value-type="float">
            <text:p>4,5</text:p>
          </table:table-cell>
          <table:table-cell/>
          <table:table-cell office:value-type="string" calcext:value-type="string">
            <text:p>PCH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4026" calcext:value-type="float">
            <text:p>4026</text:p>
          </table:table-cell>
          <table:table-cell table:style-name="ce14" office:value-type="string" calcext:value-type="string">
            <text:p>MCH</text:p>
          </table:table-cell>
          <table:table-cell table:style-name="ce23" office:value-type="float" office:value="224.452422073887" calcext:value-type="float">
            <text:p>224,5</text:p>
          </table:table-cell>
          <table:table-cell table:style-name="ce28" office:value-type="float" office:value="4.48904844147773" calcext:value-type="float">
            <text:p>4,5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Suma</text:p>
          </table:table-cell>
          <table:covered-table-cell table:style-name="ce15"/>
          <table:table-cell table:style-name="ce24" table:formula="of:=SUM([.D5:.D8])" office:value-type="float" office:value="894.335683543965" calcext:value-type="float">
            <text:p>894,3</text:p>
          </table:table-cell>
          <table:table-cell office:value-type="float" office:value="8.94426238317421" calcext:value-type="float">
            <text:p>8,9442623831742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354" calcext:value-type="float">
            <text:p>3354</text:p>
          </table:table-cell>
          <table:table-cell table:style-name="ce13" office:value-type="string" calcext:value-type="string">
            <text:p>MDC</text:p>
          </table:table-cell>
          <table:table-cell table:style-name="ce23" office:value-type="float" office:value="353.822580874353" calcext:value-type="float">
            <text:p>353,8</text:p>
          </table:table-cell>
          <table:table-cell table:style-name="ce28" office:value-type="float" office:value="7.07645161748707" calcext:value-type="float">
            <text:p>7,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378" calcext:value-type="float">
            <text:p>3378</text:p>
          </table:table-cell>
          <table:table-cell table:style-name="ce13" office:value-type="string" calcext:value-type="string">
            <text:p>MDC</text:p>
          </table:table-cell>
          <table:table-cell table:style-name="ce23" office:value-type="float" office:value="308.772205258742" calcext:value-type="float">
            <text:p>308,8</text:p>
          </table:table-cell>
          <table:table-cell table:style-name="ce28" office:value-type="float" office:value="6.17544410517483" calcext:value-type="float">
            <text:p>6,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379" calcext:value-type="float">
            <text:p>3379</text:p>
          </table:table-cell>
          <table:table-cell table:style-name="ce13" office:value-type="string" calcext:value-type="string">
            <text:p>MDC</text:p>
          </table:table-cell>
          <table:table-cell table:style-name="ce23" office:value-type="float" office:value="350.374299653765" calcext:value-type="float">
            <text:p>350,4</text:p>
          </table:table-cell>
          <table:table-cell table:style-name="ce28" office:value-type="float" office:value="7.00748599307531" calcext:value-type="float">
            <text:p>7,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380" calcext:value-type="float">
            <text:p>3380</text:p>
          </table:table-cell>
          <table:table-cell table:style-name="ce14" office:value-type="string" calcext:value-type="string">
            <text:p>MDC</text:p>
          </table:table-cell>
          <table:table-cell table:style-name="ce23" office:value-type="float" office:value="357.655624908174" calcext:value-type="float">
            <text:p>357,7</text:p>
          </table:table-cell>
          <table:table-cell table:style-name="ce28" office:value-type="float" office:value="7.15311249816348" calcext:value-type="float">
            <text:p>7,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uma</text:p>
          </table:table-cell>
          <table:covered-table-cell table:style-name="ce15"/>
          <table:table-cell table:style-name="ce24" table:formula="of:=SUM([.D10:.D13])" office:value-type="float" office:value="1370.62471069503" calcext:value-type="float">
            <text:p>1370,6</text:p>
          </table:table-cell>
          <table:table-cell table:style-name="ce29" table:formula="of:=SQRT([.E10]^2+[.E11]^2+[.E12]^2+[.E13]^2)" office:value-type="float" office:value="13.7289531918972" calcext:value-type="float">
            <text:p>13,7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16" calcext:value-type="float">
            <text:p>6016</text:p>
          </table:table-cell>
          <table:table-cell table:style-name="ce16" office:value-type="string" calcext:value-type="string">
            <text:p>PCH</text:p>
          </table:table-cell>
          <table:table-cell table:style-name="ce23" office:value-type="float" office:value="311.526923004217" calcext:value-type="float">
            <text:p>311,5</text:p>
          </table:table-cell>
          <table:table-cell table:style-name="ce28" office:value-type="float" office:value="6.23053846008435" calcext:value-type="float">
            <text:p>6,2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17" calcext:value-type="float">
            <text:p>6017</text:p>
          </table:table-cell>
          <table:table-cell table:style-name="ce16" office:value-type="string" calcext:value-type="string">
            <text:p>PCH</text:p>
          </table:table-cell>
          <table:table-cell table:style-name="ce23" office:value-type="float" office:value="286.535346750012" calcext:value-type="float">
            <text:p>286,5</text:p>
          </table:table-cell>
          <table:table-cell table:style-name="ce28" office:value-type="float" office:value="5.73070693500024" calcext:value-type="float">
            <text:p>5,7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18" calcext:value-type="float">
            <text:p>6018</text:p>
          </table:table-cell>
          <table:table-cell table:style-name="ce16" office:value-type="string" calcext:value-type="string">
            <text:p>PCH</text:p>
          </table:table-cell>
          <table:table-cell table:style-name="ce23" office:value-type="float" office:value="291.646894657505" calcext:value-type="float">
            <text:p>291,6</text:p>
          </table:table-cell>
          <table:table-cell table:style-name="ce28" office:value-type="float" office:value="5.83293789315011" calcext:value-type="float">
            <text:p>5,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float" office:value="6019" calcext:value-type="float">
            <text:p>6019</text:p>
          </table:table-cell>
          <table:table-cell table:style-name="ce17" office:value-type="string" calcext:value-type="string">
            <text:p>PCH</text:p>
          </table:table-cell>
          <table:table-cell table:style-name="ce23" office:value-type="float" office:value="301.383823328757" calcext:value-type="float">
            <text:p>301,4</text:p>
          </table:table-cell>
          <table:table-cell table:style-name="ce28" office:value-type="float" office:value="6.02767646657513" calcext:value-type="float">
            <text:p>6,0</text:p>
          </table:table-cell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Suma</text:p>
          </table:table-cell>
          <table:covered-table-cell table:style-name="ce18"/>
          <table:table-cell table:style-name="ce24" table:formula="of:=SUM([.D15:.D18])" office:value-type="float" office:value="1191.09298774049" calcext:value-type="float">
            <text:p>1191,1</text:p>
          </table:table-cell>
          <table:table-cell table:style-name="ce29" table:formula="of:=SQRT([.E15]^2+[.E16]^2+[.E17]^2+[.E18]^2)" office:value-type="float" office:value="11.9170742855996" calcext:value-type="float">
            <text:p>11,9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ýsledky_20_k_20_odeslání" style:display-name="PageStyle_Výsledky k odeslání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Jan Lenk</meta:initial-creator>
    <meta:editing-cycles>3</meta:editing-cycles>
    <meta:print-date>2019-06-04T10:48:24</meta:print-date>
    <meta:creation-date>2017-10-23T10:38:47</meta:creation-date>
    <dc:date>2019-08-16T19:14:04.053412891</dc:date>
    <dc:language>en-US</dc:language>
    <meta:editing-duration>PT1H9M5S</meta:editing-duration>
    <meta:generator>LibreOffice/6.1.6.3$Linux_X86_64 LibreOffice_project/10$Build-3</meta:generator>
    <meta:document-statistic meta:table-count="1" meta:cell-count="67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